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+0.01" office:value-type="float" office:value="0.852777777777778" calcext:value-type="float">
            <text:p>0.8527777778</text:p>
          </table:table-cell>
          <table:table-cell office:value-type="string" calcext:value-type="string">
            <text:p>Springer (20544908)</text:p>
          </table:table-cell>
          <table:table-cell table:formula="of:=[.AF3]*100" office:value-type="float" office:value="85.2777777777778" calcext:value-type="float">
            <text:p>85.27777777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+0.01" office:value-type="float" office:value="0.837336111111111" calcext:value-type="float">
            <text:p>0.8373361111</text:p>
          </table:table-cell>
          <table:table-cell office:value-type="string" calcext:value-type="string">
            <text:p>Condon (20514528)</text:p>
          </table:table-cell>
          <table:table-cell table:formula="of:=[.AF4]*100" office:value-type="float" office:value="83.7336111111111" calcext:value-type="float">
            <text:p>83.73361111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+0.01" office:value-type="float" office:value="0.853888888888889" calcext:value-type="float">
            <text:p>0.8538888889</text:p>
          </table:table-cell>
          <table:table-cell office:value-type="string" calcext:value-type="string">
            <text:p>Palacio (20495983)</text:p>
          </table:table-cell>
          <table:table-cell table:formula="of:=[.AF5]*100" office:value-type="float" office:value="85.3888888888889" calcext:value-type="float">
            <text:p>85.38888888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+0.01" office:value-type="float" office:value="0.882861111111111" calcext:value-type="float">
            <text:p>0.8828611111</text:p>
          </table:table-cell>
          <table:table-cell office:value-type="string" calcext:value-type="string">
            <text:p>Oaker (20495983)</text:p>
          </table:table-cell>
          <table:table-cell table:formula="of:=[.AF6]*100" office:value-type="float" office:value="88.2861111111111" calcext:value-type="float">
            <text:p>88.286111111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+0.01" office:value-type="float" office:value="0.887181111111111" calcext:value-type="float">
            <text:p>0.8871811111</text:p>
          </table:table-cell>
          <table:table-cell office:value-type="string" calcext:value-type="string">
            <text:p>Perez (20485992)</text:p>
          </table:table-cell>
          <table:table-cell table:formula="of:=[.AF7]*100" office:value-type="float" office:value="88.7181111111111" calcext:value-type="float">
            <text:p>88.718111111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+0.01" office:value-type="float" office:value="0.896041111111111" calcext:value-type="float">
            <text:p>0.8960411111</text:p>
          </table:table-cell>
          <table:table-cell office:value-type="string" calcext:value-type="string">
            <text:p>Castillo (20497026)</text:p>
          </table:table-cell>
          <table:table-cell table:formula="of:=[.AF8]*100" office:value-type="float" office:value="89.6041111111111" calcext:value-type="float">
            <text:p>89.6041111111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+0.01" office:value-type="float" office:value="0.887138888888889" calcext:value-type="float">
            <text:p>0.8871388889</text:p>
          </table:table-cell>
          <table:table-cell office:value-type="string" calcext:value-type="string">
            <text:p>Washington (20504641)</text:p>
          </table:table-cell>
          <table:table-cell table:formula="of:=[.AF9]*100" office:value-type="float" office:value="88.7138888888889" calcext:value-type="float">
            <text:p>88.7138888889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+0.01" office:value-type="float" office:value="0.748653333333333" calcext:value-type="float">
            <text:p>0.7486533333</text:p>
          </table:table-cell>
          <table:table-cell office:value-type="string" calcext:value-type="string">
            <text:p>Telles (20590968)</text:p>
          </table:table-cell>
          <table:table-cell table:formula="of:=[.AF10]*100" office:value-type="float" office:value="74.8653333333333" calcext:value-type="float">
            <text:p>74.865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+0.01" office:value-type="float" office:value="0.880292222222222" calcext:value-type="float">
            <text:p>0.8802922222</text:p>
          </table:table-cell>
          <table:table-cell office:value-type="string" calcext:value-type="string">
            <text:p>Mulrooney (20539107)</text:p>
          </table:table-cell>
          <table:table-cell table:formula="of:=[.AF11]*100" office:value-type="float" office:value="88.0292222222222" calcext:value-type="float">
            <text:p>88.029222222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+0.01" office:value-type="float" office:value="0.822375555555556" calcext:value-type="float">
            <text:p>0.8223755556</text:p>
          </table:table-cell>
          <table:table-cell office:value-type="string" calcext:value-type="string">
            <text:p>Wertz (20470351)</text:p>
          </table:table-cell>
          <table:table-cell table:formula="of:=[.AF12]*100" office:value-type="float" office:value="82.2375555555556" calcext:value-type="float">
            <text:p>82.2375555556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+0.01" office:value-type="float" office:value="0.852888888888889" calcext:value-type="float">
            <text:p>0.8528888889</text:p>
          </table:table-cell>
          <table:table-cell office:value-type="string" calcext:value-type="string">
            <text:p>Gabela (20487067)</text:p>
          </table:table-cell>
          <table:table-cell table:formula="of:=[.AF13]*100" office:value-type="float" office:value="85.2888888888889" calcext:value-type="float">
            <text:p>85.288888888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+0.01" office:value-type="float" office:value="0.821361111111111" calcext:value-type="float">
            <text:p>0.8213611111</text:p>
          </table:table-cell>
          <table:table-cell office:value-type="string" calcext:value-type="string">
            <text:p>Leon (20545073)</text:p>
          </table:table-cell>
          <table:table-cell table:formula="of:=[.AF14]*100" office:value-type="float" office:value="82.1361111111111" calcext:value-type="float">
            <text:p>82.136111111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+0.01" office:value-type="float" office:value="0.794641666666667" calcext:value-type="float">
            <text:p>0.7946416667</text:p>
          </table:table-cell>
          <table:table-cell office:value-type="string" calcext:value-type="string">
            <text:p>Choe (20580881)</text:p>
          </table:table-cell>
          <table:table-cell table:formula="of:=[.AF15]*100" office:value-type="float" office:value="79.4641666666667" calcext:value-type="float">
            <text:p>79.464166666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+0.01" office:value-type="float" office:value="0.798485555555556" calcext:value-type="float">
            <text:p>0.7984855556</text:p>
          </table:table-cell>
          <table:table-cell office:value-type="string" calcext:value-type="string">
            <text:p>Castanos (20480929)</text:p>
          </table:table-cell>
          <table:table-cell table:formula="of:=[.AF16]*100" office:value-type="float" office:value="79.8485555555556" calcext:value-type="float">
            <text:p>79.8485555556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+0.01" office:value-type="float" office:value="0.908847777777778" calcext:value-type="float">
            <text:p>0.9088477778</text:p>
          </table:table-cell>
          <table:table-cell office:value-type="string" calcext:value-type="string">
            <text:p>Agajanian (20483558)</text:p>
          </table:table-cell>
          <table:table-cell table:formula="of:=[.AF17]*100" office:value-type="float" office:value="90.8847777777778" calcext:value-type="float">
            <text:p>90.8847777778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+0.01" office:value-type="float" office:value="0.730333333333333" calcext:value-type="float">
            <text:p>0.7303333333</text:p>
          </table:table-cell>
          <table:table-cell office:value-type="string" calcext:value-type="string">
            <text:p>Ramos (20441197)</text:p>
          </table:table-cell>
          <table:table-cell table:formula="of:=[.AF18]*100" office:value-type="float" office:value="73.0333333333333" calcext:value-type="float">
            <text:p>73.033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+0.01" office:value-type="float" office:value="0.804431111111111" calcext:value-type="float">
            <text:p>0.8044311111</text:p>
          </table:table-cell>
          <table:table-cell office:value-type="string" calcext:value-type="string">
            <text:p>Littaua (20501122)</text:p>
          </table:table-cell>
          <table:table-cell table:formula="of:=[.AF19]*100" office:value-type="float" office:value="80.4431111111111" calcext:value-type="float">
            <text:p>80.4431111111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+0.01" office:value-type="float" office:value="0.960583333333333" calcext:value-type="float">
            <text:p>0.9605833333</text:p>
          </table:table-cell>
          <table:table-cell office:value-type="string" calcext:value-type="string">
            <text:p>Van Butselaar (20604706)</text:p>
          </table:table-cell>
          <table:table-cell table:formula="of:=[.AF20]*100" office:value-type="float" office:value="96.0583333333333" calcext:value-type="float">
            <text:p>96.0583333333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+0.01" office:value-type="float" office:value="0.587197222222222" calcext:value-type="float">
            <text:p>0.5871972222</text:p>
          </table:table-cell>
          <table:table-cell office:value-type="string" calcext:value-type="string">
            <text:p>Ordonez (20482967)</text:p>
          </table:table-cell>
          <table:table-cell table:formula="of:=[.AF21]*100" office:value-type="float" office:value="58.7197222222222" calcext:value-type="float">
            <text:p>58.7197222222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+0.01" office:value-type="float" office:value="0.77691664" calcext:value-type="float">
            <text:p>0.77691664</text:p>
          </table:table-cell>
          <table:table-cell office:value-type="string" calcext:value-type="string">
            <text:p>Hernandez (20541553)</text:p>
          </table:table-cell>
          <table:table-cell table:formula="of:=[.AF22]*100" office:value-type="float" office:value="77.691664" calcext:value-type="float">
            <text:p>77.691664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+0.01" office:value-type="float" office:value="0.660972222222222" calcext:value-type="float">
            <text:p>0.6609722222</text:p>
          </table:table-cell>
          <table:table-cell office:value-type="string" calcext:value-type="string">
            <text:p>Tong (20486104)</text:p>
          </table:table-cell>
          <table:table-cell table:formula="of:=[.AF23]*100" office:value-type="float" office:value="66.0972222222222" calcext:value-type="float">
            <text:p>66.097222222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+0.01" office:value-type="float" office:value="0.790957777777778" calcext:value-type="float">
            <text:p>0.7909577778</text:p>
          </table:table-cell>
          <table:table-cell office:value-type="string" calcext:value-type="string">
            <text:p>Moore (20545106)</text:p>
          </table:table-cell>
          <table:table-cell table:formula="of:=[.AF24]*100" office:value-type="float" office:value="79.0957777777778" calcext:value-type="float">
            <text:p>79.0957777778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+0.01" office:value-type="float" office:value="0.963777777777778" calcext:value-type="float">
            <text:p>0.9637777778</text:p>
          </table:table-cell>
          <table:table-cell office:value-type="string" calcext:value-type="string">
            <text:p>Willrich (20519831)</text:p>
          </table:table-cell>
          <table:table-cell table:formula="of:=[.AF25]*100" office:value-type="float" office:value="96.3777777777778" calcext:value-type="float">
            <text:p>96.3777777778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+0.01" office:value-type="float" office:value="0.931688444444444" calcext:value-type="float">
            <text:p>0.9316884444</text:p>
          </table:table-cell>
          <table:table-cell office:value-type="string" calcext:value-type="string">
            <text:p>Mai (20570758)</text:p>
          </table:table-cell>
          <table:table-cell table:formula="of:=[.AF26]*100" office:value-type="float" office:value="93.1688444444444" calcext:value-type="float">
            <text:p>93.1688444444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27:39.854852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5T11:32:40.035501504</dc:date>
    <meta:editing-duration>PT11H22M47S</meta:editing-duration>
    <meta:editing-cycles>133</meta:editing-cycles>
    <meta:generator>LibreOffice/5.1.6.2$Linux_X86_64 LibreOffice_project/10m0$Build-2</meta:generator>
    <meta:document-statistic meta:table-count="1" meta:cell-count="881" meta:object-count="0"/>
  </office:meta>
</office:document-meta>
</file>